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846000005A66B48D0E4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.455cm, 9.851cm, 4.794cm, 2.99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.63cm, 3.628cm, 4.724cm, 9.469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orme1 Copie 1 Copie 1" text:anchor-type="paragraph" svg:x="2.441cm" svg:y="-0.686cm" svg:width="5.145cm" style:rel-width="scale" svg:height="5.861cm" style:rel-height="scale" draw:z-index="1"><draw:image xlink:href="Pictures/1000000000000846000005A66B48D0E4.jpg" xlink:type="simple" xlink:show="embed" xlink:actuate="onLoad" draw:mime-type="image/jpeg"/></draw:frame><draw:frame draw:style-name="fr2" draw:name="Forme1 Copie 1" text:anchor-type="paragraph" svg:x="8.327cm" svg:y="-0.623cm" svg:width="4.895cm" style:rel-width="scale" svg:height="5.763cm" style:rel-height="scale" draw:z-index="0"><draw:image xlink:href="Pictures/1000000000000846000005A66B48D0E4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3T15:00:00.121604928</meta:creation-date>
    <dc:date>2026-03-23T15:10:28.643065348</dc:date>
    <meta:editing-duration>PT2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